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re" style:master-page-name="MP0" style:family="paragraph">
      <style:paragraph-properties fo:break-before="page" fo:margin-bottom="0.4166in"/>
    </style:style>
    <style:style style:name="P2" style:parent-style-name="Normal" style:family="paragraph">
      <style:text-properties fo:background-color="#FFFFFF"/>
    </style:style>
    <style:style style:name="P3" style:parent-style-name="Normal" style:family="paragraph">
      <style:text-properties fo:background-color="#FFFFFF"/>
    </style:style>
    <style:style style:name="P4" style:parent-style-name="Normal" style:family="paragraph">
      <style:text-properties fo:background-color="#FFFFFF"/>
    </style:style>
    <style:style style:name="P5" style:parent-style-name="Normal" style:family="paragraph">
      <style:text-properties fo:background-color="#FFFFFF"/>
    </style:style>
    <style:style style:name="P6" style:parent-style-name="Standard" style:family="paragraph">
      <style:text-properties style:font-name="Luciole" fo:background-color="#FFFFFF"/>
    </style:style>
    <style:style style:name="P7" style:parent-style-name="Standard" style:family="paragraph">
      <style:text-properties style:font-name="Luciole" fo:background-color="#FFFFFF"/>
    </style:style>
    <style:style style:name="P8" style:parent-style-name="Standard" style:family="paragraph">
      <style:text-properties style:font-name="Luciole" fo:background-color="#FFFFFF"/>
    </style:style>
    <style:style style:name="P9" style:parent-style-name="Standard" style:family="paragraph">
      <style:text-properties style:font-name="Luciole" fo:background-color="#FFFFFF"/>
    </style:style>
    <style:style style:name="P10" style:parent-style-name="Standard" style:family="paragraph">
      <style:text-properties style:font-name="Luciole" fo:background-color="#FFFFFF"/>
    </style:style>
    <style:style style:name="P11" style:parent-style-name="Standard" style:family="paragraph">
      <style:text-properties style:font-name="Luciole" fo:background-color="#FFFFFF"/>
    </style:style>
    <style:style style:name="P12" style:parent-style-name="Standard" style:family="paragraph">
      <style:text-properties style:font-name="Luciole" fo:background-color="#FFFFFF"/>
    </style:style>
    <style:style style:name="P13" style:parent-style-name="Standard" style:family="paragraph">
      <style:text-properties style:font-name="Luciole" fo:background-color="#FFFFFF"/>
    </style:style>
    <style:style style:name="P14" style:parent-style-name="Standard" style:family="paragraph">
      <style:text-properties style:font-name="Luciole" fo:background-color="#FFFFFF"/>
    </style:style>
    <style:style style:name="P15" style:parent-style-name="Standard" style:family="paragraph">
      <style:text-properties style:font-name="Luciole" fo:background-color="#FFFFFF"/>
    </style:style>
    <style:style style:name="P16" style:parent-style-name="Standard" style:family="paragraph">
      <style:text-properties style:font-name="Luciole" fo:background-color="#FFFFFF"/>
    </style:style>
    <style:style style:name="P17" style:parent-style-name="Standard" style:family="paragraph">
      <style:text-properties style:font-name="Luciole" fo:background-color="#FFFFFF"/>
    </style:style>
    <style:style style:name="P18" style:parent-style-name="Standard" style:family="paragraph">
      <style:text-properties style:font-name="Luciole" fo:background-color="#FFFFFF"/>
    </style:style>
    <style:style style:name="P19" style:parent-style-name="Standard" style:family="paragraph">
      <style:text-properties style:font-name="Luciole" fo:background-color="#FFFFFF"/>
    </style:style>
    <style:style style:name="P20" style:parent-style-name="Standard" style:family="paragraph">
      <style:text-properties style:font-name="Luciole" fo:font-size="11pt" style:font-size-asian="11pt" fo:background-color="#FFFFFF"/>
    </style:style>
    <style:style style:name="T21" style:parent-style-name="Policepardéfaut" style:family="text">
      <style:text-properties style:font-name="Calibri" style:font-name-complex="Calibri"/>
    </style:style>
    <style:style style:name="T22" style:parent-style-name="Policepardéfaut" style:family="text">
      <style:text-properties style:font-name="Luciole" fo:font-size="11pt" style:font-size-asian="11pt" fo:background-color="#FFFFFF"/>
    </style:style>
    <style:style style:name="T23" style:parent-style-name="Policepardéfaut" style:family="text">
      <style:text-properties style:font-name="Luciole" fo:font-size="11pt" style:font-size-asian="11pt" fo:background-color="#FFFFFF"/>
    </style:style>
    <style:style style:name="T24" style:parent-style-name="Policepardéfaut" style:family="text">
      <style:text-properties style:font-name="Luciole" fo:background-color="#FFFFFF"/>
    </style:style>
    <style:style style:name="T25" style:parent-style-name="Policepardéfaut" style:family="text">
      <style:text-properties style:font-name="Luciole" fo:background-color="#FFFFFF"/>
    </style:style>
    <style:style style:name="P26" style:parent-style-name="Standard" style:family="paragraph">
      <style:text-properties style:font-name="Luciole" fo:font-size="11pt" style:font-size-asian="11pt" fo:background-color="#FFFFFF"/>
    </style:style>
    <style:style style:name="T27" style:parent-style-name="Policepardéfaut" style:family="text">
      <style:text-properties style:font-name="Luciole" fo:font-size="11pt" style:font-size-asian="11pt" fo:background-color="#FFFFFF"/>
    </style:style>
    <style:style style:name="T28" style:parent-style-name="Policepardéfaut" style:family="text">
      <style:text-properties style:font-name="Luciole" fo:background-color="#FFFFFF"/>
    </style:style>
    <style:style style:name="T29" style:parent-style-name="Policepardéfaut" style:family="text">
      <style:text-properties style:font-name="Luciole" fo:background-color="#FFFFFF"/>
    </style:style>
    <style:style style:name="T30" style:parent-style-name="Policepardéfaut" style:family="text">
      <style:text-properties style:font-name="Luciole" fo:font-size="11pt" style:font-size-asian="11pt" fo:background-color="#FFFFFF"/>
    </style:style>
    <style:style style:name="T31" style:parent-style-name="Policepardéfaut" style:family="text">
      <style:text-properties style:font-name="Luciole" fo:font-size="11pt" style:font-size-asian="11pt" fo:background-color="#FFFFFF"/>
    </style:style>
    <style:style style:name="T32" style:parent-style-name="Policepardéfaut" style:family="text">
      <style:text-properties style:font-name="Luciole" fo:font-size="11pt" style:font-size-asian="11pt" fo:background-color="#FFFFFF"/>
    </style:style>
    <style:style style:name="T33" style:parent-style-name="Policepardéfaut" style:family="text">
      <style:text-properties style:font-name="Luciole" fo:background-color="#FFFFFF"/>
    </style:style>
    <style:style style:name="T34" style:parent-style-name="Policepardéfaut" style:family="text">
      <style:text-properties style:font-name="Luciole" fo:background-color="#FFFFFF"/>
    </style:style>
    <style:style style:name="T35" style:parent-style-name="Policepardéfaut" style:family="text">
      <style:text-properties style:font-name="Luciole" fo:font-size="11pt" style:font-size-asian="11pt" fo:background-color="#FFFFFF"/>
    </style:style>
    <style:style style:name="P36" style:parent-style-name="Standard" style:family="paragraph">
      <style:text-properties style:font-name="Luciole" fo:font-size="11pt" style:font-size-asian="11pt" fo:background-color="#FFFFFF"/>
    </style:style>
    <style:style style:name="P37" style:parent-style-name="Standard" style:family="paragraph">
      <style:text-properties style:font-name="Luciole" fo:font-size="11pt" style:font-size-asian="11pt" fo:background-color="#FFFFFF"/>
    </style:style>
    <style:style style:name="P38" style:parent-style-name="Standard" style:family="paragraph">
      <style:text-properties style:font-name="Luciole" fo:font-size="11pt" style:font-size-asian="11pt" fo:background-color="#FFFFFF"/>
    </style:style>
    <style:style style:name="P39" style:parent-style-name="Standard" style:family="paragraph">
      <style:text-properties style:font-name="Luciole" fo:font-size="11pt" style:font-size-asian="11pt" fo:background-color="#FFFFFF"/>
    </style:style>
    <style:style style:name="P40" style:parent-style-name="Standard" style:family="paragraph">
      <style:text-properties style:font-name="Luciole" fo:font-size="11pt" style:font-size-asian="11pt" fo:background-color="#FFFFFF"/>
    </style:style>
    <style:style style:name="T41" style:parent-style-name="Policepardéfaut" style:family="text">
      <style:text-properties style:font-name="Luciole" fo:font-size="11pt" style:font-size-asian="11pt" fo:background-color="#FFFFFF"/>
    </style:style>
    <style:style style:name="T42" style:parent-style-name="Policepardéfaut" style:family="text">
      <style:text-properties style:font-name="Luciole" fo:background-color="#FFFFFF"/>
    </style:style>
    <style:style style:name="P43" style:parent-style-name="Standard" style:family="paragraph">
      <style:text-properties style:font-name="Luciole" fo:font-size="11pt" style:font-size-asian="11pt" fo:background-color="#FFFFFF"/>
    </style:style>
    <style:style style:name="P44" style:parent-style-name="Standard" style:family="paragraph">
      <style:text-properties style:font-name="Luciole" fo:background-color="#FFFFFF"/>
    </style:style>
    <style:style style:name="T45" style:parent-style-name="Policepardéfaut" style:family="text">
      <style:text-properties style:font-name="Luciole" fo:background-color="#FFFFFF"/>
    </style:style>
    <style:style style:name="T46" style:parent-style-name="Policepardéfaut" style:family="text">
      <style:text-properties style:font-name="Luciole" fo:font-size="11pt" style:font-size-asian="11pt" fo:background-color="#FFFFFF"/>
    </style:style>
    <style:style style:name="T47" style:parent-style-name="Policepardéfaut" style:family="text">
      <style:text-properties style:font-name="Luciole" fo:font-size="11pt" style:font-size-asian="11pt" fo:background-color="#FFFFFF"/>
    </style:style>
    <style:style style:name="T48" style:parent-style-name="Policepardéfaut" style:family="text">
      <style:text-properties style:font-name="Luciole" fo:font-size="11pt" style:font-size-asian="11pt" fo:background-color="#FFFFFF"/>
    </style:style>
    <style:style style:name="T49" style:parent-style-name="Policepardéfaut" style:family="text">
      <style:text-properties style:font-name="Luciole" fo:font-size="11pt" style:font-size-asian="11pt" fo:background-color="#FFFFFF"/>
    </style:style>
    <style:style style:name="T50" style:parent-style-name="Policepardéfaut" style:family="text">
      <style:text-properties style:font-name="Luciole" fo:font-size="11pt" style:font-size-asian="11pt" fo:background-color="#FFFFFF"/>
    </style:style>
    <style:style style:name="T51" style:parent-style-name="Policepardéfaut" style:family="text">
      <style:text-properties style:font-name="Luciole" fo:font-size="11pt" style:font-size-asian="11pt" fo:background-color="#FFFFFF"/>
    </style:style>
    <style:style style:name="T52" style:parent-style-name="Policepardéfaut" style:family="text">
      <style:text-properties style:font-name="Luciole" fo:font-size="11pt" style:font-size-asian="11pt" fo:background-color="#FFFFFF"/>
    </style:style>
    <style:style style:name="T53" style:parent-style-name="Policepardéfaut" style:family="text">
      <style:text-properties style:font-name="Luciole" fo:font-size="11pt" style:font-size-asian="11pt" fo:background-color="#FFFFFF"/>
    </style:style>
    <style:style style:name="T54" style:parent-style-name="Policepardéfaut" style:family="text">
      <style:text-properties style:font-name="Luciole" fo:font-size="11pt" style:font-size-asian="11pt" fo:background-color="#FFFFFF"/>
    </style:style>
    <style:style style:name="T55" style:parent-style-name="Policepardéfaut" style:family="text">
      <style:text-properties style:font-name="Luciole" fo:font-size="11pt" style:font-size-asian="11pt" fo:background-color="#FFFFFF"/>
    </style:style>
    <style:style style:name="P56" style:parent-style-name="Standard" style:family="paragraph">
      <style:text-properties style:font-name="Luciole" fo:background-color="#FFFFFF"/>
    </style:style>
    <style:style style:name="P57" style:parent-style-name="Standard" style:family="paragraph">
      <style:text-properties style:font-name="Luciole" fo:background-color="#FFFFFF"/>
    </style:style>
    <style:style style:name="P58" style:parent-style-name="Standard" style:family="paragraph">
      <style:text-properties style:font-name="Luciole" fo:background-color="#FFFFFF"/>
    </style:style>
    <style:style style:name="P59" style:parent-style-name="Standard" style:family="paragraph">
      <style:text-properties style:font-name="Luciole" fo:background-color="#FFFFFF"/>
    </style:style>
    <style:style style:name="T60" style:parent-style-name="Policepardéfaut" style:family="text">
      <style:text-properties style:font-name="Luciole" fo:font-size="11pt" style:font-size-asian="11pt" fo:background-color="#FFFFFF"/>
    </style:style>
    <style:style style:name="T61" style:parent-style-name="Policepardéfaut" style:family="text">
      <style:text-properties style:font-name="Luciole" fo:background-color="#FFFFFF"/>
    </style:style>
    <style:style style:name="T62" style:parent-style-name="Policepardéfaut" style:family="text">
      <style:text-properties style:font-name="Luciole" fo:background-color="#FFFFFF"/>
    </style:style>
  </office:automatic-styles>
  <office:body>
    <office:text text:use-soft-page-breaks="true">
      <text:p text:style-name="P1">Le Lieu-Dit<text:line-break/>Programme juillet<text:s/>2025</text:p>
      <text:p text:style-name="Normal">Le Lieu-dit est un espace d’expérimentations culturelles, sociales et citoyenne géré par la ville de Clermont-Ferrand et mis à disposition d’associations.</text:p>
      <text:p text:style-name="Normal">il est composé de 6 espaces:</text:p>
      <text:p text:style-name="Normal">-la vitrine, le foyer et la galerie au rez-de-chaussée</text:p>
      <text:p text:style-name="Normal">-le club et le théâtre au 1er<text:s/>étage, accessible par des escaliers uniquement</text:p>
      <text:p text:style-name="Normal">-l’appartement au 2ème étage, accessible par des escaliers uniquement</text:p>
      <text:h text:style-name="Titre2" text:outline-level="2">jeudi 3<text:s/>juillet</text:h>
      <text:p text:style-name="P2">18h au Foyer</text:p>
      <text:p text:style-name="P3">Rencontre et atelier qualité de l’air</text:p>
      <text:p text:style-name="P4">organisé par l’UNADEV</text:p>
      <text:p text:style-name="P5">+ entrée libre, présence d’une interprète LSF</text:p>
      <text:h text:style-name="Titre2" text:outline-level="2">vendredi 4 juillet</text:h>
      <text:p text:style-name="P6">19h au Théâtre au Club</text:p>
      <text:p text:style-name="P7">19h : Conférence « Le Swing, une danse Joyeuse au passé costaud »</text:p>
      <text:p text:style-name="P8">20h30 : Concert avec le Now Bop Quinet</text:p>
      <text:p text:style-name="P9">organisé par Auver’swing</text:p>
      <text:p text:style-name="P10">+ prix<text:s/>libre</text:p>
      <text:h text:style-name="Titre2" text:outline-level="2">dimanche 6 juillet</text:h>
      <text:p text:style-name="P11">18h au Foyer</text:p>
      <text:p text:style-name="P12">Concerts de<text:s/>Metdog<text:s/>(Eggpunk), No Es (tambour expé), Thee Anna Karenines (garage pop)</text:p>
      <text:p text:style-name="P13">organisé par Risque Nul</text:p>
      <text:soft-page-break/>
      <text:p text:style-name="P14">+ prix libre</text:p>
      <text:h text:style-name="Titre2" text:outline-level="2">samedi 12 juillet</text:h>
      <text:p text:style-name="P15">15h au Foyer</text:p>
      <text:p text:style-name="P16">Ateliers de danse afro décalée</text:p>
      <text:p text:style-name="P17">organisé par yapasmieux</text:p>
      <text:p text:style-name="P18">+ les jeunes de l'asso vous donnent leur meilleurs tips de danse</text:p>
      <text:p text:style-name="P19">+ prix libre</text:p>
      <text:h text:style-name="Titre2" text:outline-level="2">vendredi 18 et samedi 19 juillet</text:h>
      <text:p text:style-name="P20">La Kantyna au foyer, dans la galerie et dans l’appartement</text:p>
      <text:h text:style-name="Titre3" text:outline-level="3">vendredi 17 juillet<text:span text:style-name="T21"> </text:span></text:h>
      <text:p text:style-name="Standard"><text:span text:style-name="T22"><text:tab/></text:span><text:span text:style-name="T23">9h :<text:s/></text:span><text:span text:style-name="T24">Conférence autour des métiers de la restauration</text:span><text:span text:style-name="T25"><text:s/>au Foyer</text:span></text:p>
      <text:p text:style-name="P26"><text:tab/>12h : Cantine sur inscription au foyer</text:p>
      <text:p text:style-name="Standard"><text:span text:style-name="T27"><text:tab/>16h : Atelier poterie par</text:span><text:span text:style-name="T28"><text:s/>Petra Dup et Atelier Collage par Aubin Ravel</text:span><text:span text:style-name="T29"><text:s/></text:span><text:span text:style-name="T30">sur<text:s/></text:span><text:span text:style-name="T31">inscription dans la galerie</text:span></text:p>
      <text:p text:style-name="Standard"><text:span text:style-name="T32"><text:tab/>20h :<text:s/></text:span><text:span text:style-name="T33">Concert  The Dark Moon Monkeys et petite restauration</text:span><text:span text:style-name="T34"><text:s/></text:span><text:span text:style-name="T35"><text:s/>au Foyer</text:span></text:p>
      <text:h text:style-name="Titre3" text:outline-level="3">samedi 19 juillet</text:h>
      <text:p text:style-name="P36"><text:tab/>10h : Yoga par Petra Dup sur inscription dans l’appartement</text:p>
      <text:p text:style-name="P37"><text:tab/>12h : Cantine sur inscription au Foyer</text:p>
      <text:p text:style-name="P38"><text:tab/>14h : Atelier par<text:s/>l’Amicale Graphique dans la Galerie</text:p>
      <text:p text:style-name="P39"><text:tab/>20h : Boom et petite restauration au Foyer</text:p>
      <text:h text:style-name="Titre3" text:outline-level="3">infos pour les 2 jours</text:h>
      <text:p text:style-name="P40">organisé par People Like Me Records</text:p>
      <text:p text:style-name="Standard"><text:span text:style-name="T41">+ inscriptions à<text:s/></text:span><text:bookmark-start text:name="LPlnk365583"/><text:bookmark-end text:name="LPlnk365583"/><text:a xlink:href="mailto:peoplelikemerds@gmail.com" office:target-frame-name="_top" xlink:show="replace"><text:span text:style-name="T42">peoplelikemerds@gmail.com</text:span></text:a></text:p>
      <text:p text:style-name="P43">+ entrée libre, cantine à 7€</text:p>
      <text:h text:style-name="Titre2" text:outline-level="2">vendredi 18 et samedi 19 juillet</text:h>
      <text:p text:style-name="P44">au Théâtre</text:p>
      <text:p text:style-name="Standard"><text:span text:style-name="T45">projet « Réinventons le monde de demain ! »<text:s/></text:span><text:span text:style-name="T46"><text:line-break/></text:span><text:span text:style-name="T47">vendredi à 19h : spectacle « Les Reines du Silence » de la Cie havraise Madame Phénomène<text:s/></text:span><text:span text:style-name="T48"><text:line-break/></text:span><text:span text:style-name="T49">samedi à partir de 15h : Présentation du travail issu des ateliers du projet « Réinventons le monde de demain ! » dirigé par la Cie des Steppes</text:span><text:span text:style-name="T50"><text:line-break/></text:span><text:soft-page-break/><text:span text:style-name="T51">organisé par la Cie des Steppes</text:span><text:span text:style-name="T52"><text:line-break/></text:span><text:span text:style-name="T53">+ entrée libre libre</text:span><text:span text:style-name="T54"><text:line-break/></text:span><text:span text:style-name="T55">+ Avec le soutien de la Commission Européenne et du programme Erasmus+ et le Réseau Professionnel Jeunesse Auvergne</text:span></text:p>
      <text:h text:style-name="Titre2" text:outline-level="2">samedi 26 juillet</text:h>
      <text:p text:style-name="P56">15h au Foyer</text:p>
      <text:p text:style-name="P57">Ateliers de danse afro décalée</text:p>
      <text:p text:style-name="P58">organisé par yapasmieux</text:p>
      <text:p text:style-name="P59">+ les jeunes de l'asso vous donnent leur meilleurs tips de danse</text:p>
      <text:p text:style-name="Standard"><text:span text:style-name="T60">+ prix libre</text:span></text:p>
      <text:h text:style-name="Titre2" text:outline-level="2">+++ les choses que vous ne voyez pas</text:h>
      <text:p text:style-name="Standard"><text:span text:style-name="T61">d</text:span><text:span text:style-name="T62">es résidences pour la Traverscène, la Lune rouge et la Cie des Steppes, des réunions d’associations, de compagnies et de syndicats, des rencontres et ateliers de fabrication des jeunes de YapasMIEUx, la fin des petits travaux d’accessibilité de l’UNADEV, un tournage de clip et un grand rangement avant la pause du mois d’aoû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svg:font-family="Times" style:font-family-generic="roman"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uciole" svg:font-family="Luciole" style:font-family-generic="swiss" style:font-pitch="variable" svg:panose-1="2 11 5 0 2 2 0 0 0 3"/>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4166in"/>
      <style:text-properties style:font-name-asian="Times New Roman" style:font-name-complex="Mangal" fo:font-weight="bold" style:font-weight-asian="bold" style:font-weight-complex="bold" style:use-window-font-color="true" fo:background-color="#FFFFFF"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sian="Times New Roman" style:font-name-complex="Mangal" style:use-window-font-color="true" style:font-size-complex="14pt" fo:background-color="#FFFFFF" style:text-underline-type="single" style:text-underline-style="solid" style:text-underline-width="auto" style:text-underline-mode="continuous" fo:hyphenate="false"/>
    </style:style>
    <style:style style:name="Normal" style:display-name="Normal" style:family="paragraph">
      <style:text-properties style:font-name="Luciole" fo:font-size="14pt" style:font-size-asian="14pt" style:font-size-complex="16pt"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Titre" style:display-name="Titre" style:family="paragraph" style:parent-style-name="Normal" style:next-style-name="Normal">
      <style:paragraph-properties style:contextual-spacing="true"/>
      <style:text-properties style:font-name-asian="Times New Roman" style:font-name-complex="Mangal" fo:font-weight="bold" style:font-weight-asian="bold" style:font-weight-complex="bold" style:use-window-font-color="true" fo:letter-spacing="-0.0069in" style:letter-kerning="true" fo:font-size="15pt" style:font-size-asian="15pt" style:font-size-complex="15pt" fo:background-color="#FFFFFF" fo:hyphenate="false"/>
    </style:style>
    <style:style style:name="TitreCar" style:display-name="Titre Car" style:family="text" style:parent-style-name="Policepardéfaut">
      <style:text-properties style:font-name="Luciole" style:font-name-asian="Times New Roman" style:font-name-complex="Mangal" fo:font-weight="bold" style:font-weight-asian="bold" style:font-weight-complex="bold" style:use-window-font-color="true" fo:letter-spacing="-0.0069in" style:letter-kerning="true" fo:font-size="15pt" style:font-size-asian="15pt" style:font-size-complex="15pt"/>
    </style:style>
    <style:style style:name="Titre2Car" style:display-name="Titre 2 Car" style:family="text" style:parent-style-name="Policepardéfaut">
      <style:text-properties style:font-name="Luciole" style:font-name-asian="Times New Roman" style:font-name-complex="Mangal" fo:font-weight="bold" style:font-weight-asian="bold" style:font-weight-complex="bold" style:use-window-font-color="true" fo:font-size="14pt" style:font-size-asian="14pt" style:font-size-complex="16pt"/>
    </style:style>
    <style:style style:name="Titre3Car" style:display-name="Titre 3 Car" style:family="text" style:parent-style-name="Policepardéfaut">
      <style:text-properties style:font-name="Luciole" style:font-name-asian="Times New Roman" style:font-name-complex="Mangal" style:use-window-font-color="true" fo:font-size="14pt" style:font-size-asian="14pt" style:font-size-complex="14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gramme Lieu-Dit juillet 2025</dc:title>
    <meta:initial-creator>Clélia BARTHELON</meta:initial-creator>
    <dc:creator>BRAIKEH Samuel</dc:creator>
    <meta:creation-date>2025-06-30T07:15:00Z</meta:creation-date>
    <dc:date>2025-06-30T07:15:00Z</dc:date>
    <meta:template xlink:href="Normal" xlink:type="simple"/>
    <meta:editing-cycles>3</meta:editing-cycles>
    <meta:editing-duration>PT300S</meta:editing-duration>
    <meta:document-statistic meta:page-count="3" meta:paragraph-count="5" meta:word-count="442" meta:character-count="2868" meta:row-count="20" meta:non-whitespace-character-count="2431"/>
  </office:meta>
</office:document-meta>
</file>